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automatic-styles>
    <style:style style:name="gp0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P3" style:family="paragraph">
      <style:paragraph-properties style:font-independent-line-spacing="true"/>
    </style:style>
    <style:style style:name="P4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T5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T6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T7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T8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gr9" style:family="graphic">
      <style:graphic-properties draw:auto-grow-width="false" draw:auto-grow-height="false"/>
    </style:style>
    <style:style style:name="pr10" style:family="presentation">
      <style:graphic-properties draw:stroke="none" draw:textarea-vertical-align="top" fo:wrap-option="wrap" fo:padding-top="0.05in" fo:padding-bottom="0.05in" fo:padding-left="0.1in" fo:padding-right="0.1in" draw:fill="none"/>
    </style:style>
    <style:style style:name="P11" style:family="paragraph">
      <style:paragraph-properties style:font-independent-line-spacing="true"/>
    </style:style>
    <style:style style:name="P12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1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14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fo:font-weight="bold" style:letter-kerning="true"/>
    </style:style>
    <style:style style:name="T15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16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1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18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19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fo:font-weight="bold" style:letter-kerning="true"/>
    </style:style>
    <style:style style:name="T2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21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22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2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24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fo:font-weight="bold" style:letter-kerning="true"/>
    </style:style>
    <style:style style:name="T25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26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2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28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29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30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31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32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3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34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35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35" style:family="paragraph">
      <style:paragraph-properties fo:line-height="90%" fo:text-align="left" style:tab-stop-distance="0.99961in" fo:margin-right="0in" fo:margin-top="0.13889in" fo:margin-bottom="-0in"/>
    </style:style>
    <style:style style:name="T36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3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38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3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39" style:family="paragraph">
      <style:paragraph-properties fo:line-height="90%" fo:text-align="left" style:tab-stop-distance="0.99961in" fo:margin-right="0in" fo:margin-top="0.13889in" fo:margin-bottom="-0in"/>
    </style:style>
    <style:style style:name="T4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1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2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44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44" style:family="paragraph">
      <style:paragraph-properties fo:line-height="90%" fo:text-align="left" style:tab-stop-distance="0.99961in" fo:margin-right="0in" fo:margin-top="0.13889in" fo:margin-bottom="-0in"/>
    </style:style>
    <style:style style:name="T45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6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8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4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49" style:family="paragraph">
      <style:paragraph-properties fo:line-height="90%" fo:text-align="left" style:tab-stop-distance="0.99961in" fo:margin-right="0in" fo:margin-top="0.13889in" fo:margin-bottom="-0in"/>
    </style:style>
    <style:style style:name="T5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1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2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54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54" style:family="paragraph">
      <style:paragraph-properties fo:line-height="90%" fo:text-align="left" style:tab-stop-distance="0.99961in" fo:margin-right="0in" fo:margin-top="0.13889in" fo:margin-bottom="-0in"/>
    </style:style>
    <style:style style:name="T55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6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8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59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6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61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62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6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gr64" style:family="graphic">
      <style:paragraph-properties style:font-independent-line-spacing="true" style:writing-mode="lr-tb"/>
      <style:graphic-properties draw:stroke="none" draw:auto-grow-width="true" draw:auto-grow-height="true" draw:textarea-vertical-align="middle" draw:textarea-horizontal-align="center" fo:wrap-option="no-wrap" style:protect="position size" fo:padding-top="0.05in" fo:padding-bottom="0.05in" fo:padding-left="0.1in" fo:padding-right="0.1in" style:editable="false" draw:fill="none"/>
    </style:style>
    <style:style style:name="P65" style:family="paragraph">
      <style:paragraph-properties fo:line-height="150%" fo:text-align="center" style:tab-stop-distance="1in" fo:margin-left="0in" fo:margin-right="0in" fo:margin-bottom="0in" style:punctuation-wrap="hanging" style:vertical-align="auto" style:writing-mode="lr-tb"/>
    </style:style>
    <style:style style:name="P66" style:family="text">
      <style:text-properties fo:font-variant="normal" fo:text-transform="none" fo:color="#ff9999" style:text-line-through-type="none" style:text-line-through-width="auto" style:text-line-through-color="font-color" style:text-line-through-text-style="none" style:text-position="0% 100" fo:font-family="Calibri" fo:font-size="0.4in" fo:letter-spacing="0in" fo:language="en" fo:country="US" fo:font-style="normal" fo:text-shadow="0.04in 0in 0pc #000000" style:text-underline-type="none" style:text-underline-style="none" fo:font-weight="bold" style:letter-kerning="true"/>
    </style:style>
  </office:automatic-styles>
  <office:body>
    <office:presentation>
      <draw:page draw:name="Slide2" draw:style-name="gp0" draw:master-page-name="Master1-Layout2-obj-Layout2-obj-Title-and-Content" draw:id="Slide-256">
        <draw:frame draw:style-name="gr1" presentation:style-name="pr2" draw:text-style-name="P3" svg:x="2.329cm" svg:y="1.015cm" svg:width="29.22cm" svg:height="3.683cm" presentation:class="title" presentation:placeholder="false" presentation:user-transformed="true">
          <draw:text-box>
            <text:p text:style-name="P4"><text:span text:style-name="T5">NOTE: There is no way to use images inside a </text:span><text:span text:style-name="T6">foreach</text:span><text:span text:style-name="T7"> tag in PowerPoint.</text:span><text:span text:style-name="T8"/></text:p>
          </draw:text-box>
        </draw:frame>
        <draw:frame draw:style-name="gr9" presentation:style-name="pr10" draw:text-style-name="P11" svg:x="2.329cm" svg:y="5.073cm" svg:width="29.22cm" svg:height="12.091cm" presentation:class="outline" presentation:placeholder="false" presentation:user-transformed="true">
          <draw:text-box>
            <text:p text:style-name="P12"><text:span text:style-name="T13"/><text:span text:style-name="T14">Usman Aziz</text:span><text:span text:style-name="T15"/></text:p>
            <text:p text:style-name="P16"><text:span text:style-name="T17"/><text:span text:style-name="T18"/><text:span text:style-name="T19">Atir Tahir</text:span><text:span text:style-name="T20"/></text:p>
            <text:p text:style-name="P21"><text:span text:style-name="T22"/><text:span text:style-name="T23"/><text:span text:style-name="T24">Dawood Khan</text:span><text:span text:style-name="T25"/></text:p>
            <text:p text:style-name="P26"><text:span text:style-name="T27"/></text:p>
            <text:p text:style-name="P28"><text:span text:style-name="T29"> </text:span></text:p>
            <text:p text:style-name="P30"><text:span text:style-name="T31"> </text:span></text:p>
            <text:p text:style-name="P32"><text:span text:style-name="T33">We provide support for the following products:</text:span><text:span text:style-name="T34"/></text:p>
            <text:list text:style-name="L54">
              <text:list-item>
                <text:p text:style-name="P35"><text:span text:style-name="T36"/><text:span text:style-name="T37">Lenovo G50</text:span><text:span text:style-name="T38"/></text:p>
              </text:list-item>
              <text:list-item>
                <text:p text:style-name="P39"><text:span text:style-name="T40"/><text:span text:style-name="T41"/><text:span text:style-name="T42">Pavilion G6</text:span><text:span text:style-name="T43"/></text:p>
              </text:list-item>
              <text:list-item>
                <text:p text:style-name="P44"><text:span text:style-name="T45"/><text:span text:style-name="T46"/><text:span text:style-name="T47">Nexus 5</text:span><text:span text:style-name="T48"/></text:p>
              </text:list-item>
              <text:list-item>
                <text:p text:style-name="P49"><text:span text:style-name="T50"/><text:span text:style-name="T51"/><text:span text:style-name="T52">Lenovo 12</text:span><text:span text:style-name="T53"/></text:p>
              </text:list-item>
              <text:list-item>
                <text:p text:style-name="P54"><text:span text:style-name="T55"/><text:span text:style-name="T56"/><text:span text:style-name="T57">www 5</text:span><text:span text:style-name="T58"/></text:p>
              </text:list-item>
            </text:list>
            <text:p text:style-name="P59"><text:span text:style-name="T60"/><text:span text:style-name="T61"/></text:p>
            <text:p text:style-name="P62"><text:span text:style-name="T63"> </text:span></text:p>
          </draw:text-box>
        </draw:frame>
        <draw:frame draw:style-name="gr64" svg:x="8.035cm" svg:y="7.348cm" svg:width="7in" svg:height="1.7in">
          <draw:text-box>
            <text:p text:style-name="P65"><text:span text:style-name="P66">Evaluation Only.</text:span></text:p>
            <text:p text:style-name="P65"><text:span text:style-name="P66">Created with GroupDocs.Assembly 25.6.</text:span></text:p>
            <text:p text:style-name="P65"><text:span text:style-name="P66">© Aspose Pty Ltd 2001-2025.</text:span></text:p>
            <text:p text:style-name="P65"><text:span text:style-name="P66">All Rights Reserved.</text:span></text:p>
          </draw:text-box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styles/>
  <office:automatic-styles>
    <style:page-layout style:name="pageLayout1">
      <style:page-layout-properties fo:page-width="33.878cm" fo:page-height="19.056cm" style:print-orientation="landscape"/>
    </style:page-layout>
    <style:page-layout style:name="pageLayout3">
      <style:page-layout-properties fo:page-width="19.056cm" fo:page-height="33.878cm" style:print-orientation="portrait"/>
    </style:page-layout>
    <style:page-layout style:name="noteLayout1">
      <style:page-layout-properties fo:page-width="20.998cm" fo:page-height="28cm" style:print-orientation="portrait"/>
    </style:page-layout>
    <style:style style:name="gp4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0" style:family="graphic">
      <style:graphic-properties draw:auto-grow-width="false" draw:auto-grow-height="false"/>
    </style:style>
    <style:style style:name="Mpr1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2" style:family="paragraph">
      <style:paragraph-properties style:font-independent-line-spacing="true"/>
    </style:style>
    <style:style style:name="MP3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MT4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MT5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Mgr6" style:family="graphic">
      <style:graphic-properties draw:auto-grow-width="false" draw:auto-grow-height="false"/>
    </style:style>
    <style:style style:name="Mpr7" style:family="presentation">
      <style:graphic-properties draw:stroke="none" draw:textarea-vertical-align="top" fo:wrap-option="wrap" fo:padding-top="0.05in" fo:padding-bottom="0.05in" fo:padding-left="0.1in" fo:padding-right="0.1in" draw:fill="none"/>
    </style:style>
    <style:style style:name="MP8" style:family="paragraph">
      <style:paragraph-properties style:font-independent-line-spacing="true"/>
    </style:style>
    <text:list-style style:name="ML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MP9" style:family="paragraph">
      <style:paragraph-properties fo:line-height="90%" fo:text-align="left" style:tab-stop-distance="0.99961in" fo:margin-right="0in" fo:margin-top="0.13889in" fo:margin-bottom="-0in"/>
    </style:style>
    <style:style style:name="MT1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ML11">
      <text:list-level-style-bullet text:level="2" text:bullet-char="•">
        <style:list-level-properties text:space-before="0.5in" text:min-label-width="0.25in"/>
        <style:text-properties fo:color="#000000" fo:font-family="'Arial'" fo:font-size="100%"/>
      </text:list-level-style-bullet>
    </text:list-style>
    <style:style style:name="MP11" style:family="paragraph">
      <style:paragraph-properties fo:line-height="90%" fo:text-align="left" style:tab-stop-distance="0.99961in" fo:margin-right="0in" fo:margin-top="0.06944in" fo:margin-bottom="-0in"/>
    </style:style>
    <style:style style:name="MT12" style:family="text">
      <style:text-properties fo:color="#000000" style:text-outline="false" style:text-position="0% 100%" fo:font-family="'Calibri'" style:font-family-asian="'Arial'" style:font-family-complex="'Arial'" fo:font-size="23.999759674072266pt" fo:letter-spacing="normal" style:font-relief="none" style:letter-kerning="true"/>
    </style:style>
    <text:list-style style:name="ML13">
      <text:list-level-style-bullet text:level="3" text:bullet-char="•">
        <style:list-level-properties text:space-before="1in" text:min-label-width="0.25in"/>
        <style:text-properties fo:color="#000000" fo:font-family="'Arial'" fo:font-size="100%"/>
      </text:list-level-style-bullet>
    </text:list-style>
    <style:style style:name="MP13" style:family="paragraph">
      <style:paragraph-properties fo:line-height="90%" fo:text-align="left" style:tab-stop-distance="0.99961in" fo:margin-right="0in" fo:margin-top="0.06944in" fo:margin-bottom="-0in"/>
    </style:style>
    <style:style style:name="MT14" style:family="text">
      <style:text-properties fo:color="#000000" style:text-outline="false" style:text-position="0% 100%" fo:font-family="'Calibri'" style:font-family-asian="'Arial'" style:font-family-complex="'Arial'" fo:font-size="20.000160217285156pt" fo:letter-spacing="normal" style:font-relief="none" style:letter-kerning="true"/>
    </style:style>
    <text:list-style style:name="ML15">
      <text:list-level-style-bullet text:level="4" text:bullet-char="•">
        <style:list-level-properties text:space-before="1.5in" text:min-label-width="0.25in"/>
        <style:text-properties fo:color="#000000" fo:font-family="'Arial'" fo:font-size="100%"/>
      </text:list-level-style-bullet>
    </text:list-style>
    <style:style style:name="MP15" style:family="paragraph">
      <style:paragraph-properties fo:line-height="90%" fo:text-align="left" style:tab-stop-distance="0.99961in" fo:margin-right="0in" fo:margin-top="0.06944in" fo:margin-bottom="-0in"/>
    </style:style>
    <style:style style:name="MT16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text:list-style style:name="ML17">
      <text:list-level-style-bullet text:level="5" text:bullet-char="•">
        <style:list-level-properties text:space-before="2in" text:min-label-width="0.25in"/>
        <style:text-properties fo:color="#000000" fo:font-family="'Arial'" fo:font-size="100%"/>
      </text:list-level-style-bullet>
    </text:list-style>
    <style:style style:name="MP17" style:family="paragraph">
      <style:paragraph-properties fo:line-height="90%" fo:text-align="left" style:tab-stop-distance="0.99961in" fo:margin-right="0in" fo:margin-top="0.06944in" fo:margin-bottom="-0in"/>
    </style:style>
    <style:style style:name="MT18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T19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gr20" style:family="graphic">
      <style:graphic-properties draw:auto-grow-width="false" draw:auto-grow-height="false"/>
    </style:style>
    <style:style style:name="Mpr21" style:family="presentation">
      <style:graphic-properties draw:stroke="none" draw:fill="none"/>
    </style:style>
    <style:style style:name="Mgr22" style:family="graphic">
      <style:graphic-properties draw:auto-grow-width="false" draw:auto-grow-height="false"/>
    </style:style>
    <style:style style:name="Mpr23" style:family="presentation">
      <style:graphic-properties draw:stroke="none" draw:fill="none"/>
    </style:style>
    <style:style style:name="Mgr24" style:family="graphic">
      <style:graphic-properties draw:auto-grow-width="false" draw:auto-grow-height="false"/>
    </style:style>
    <style:style style:name="Mpr25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26" style:family="paragraph">
      <style:paragraph-properties style:font-independent-line-spacing="true"/>
    </style:style>
    <style:style style:name="MP27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28" style:family="text">
      <style:text-properties fo:color="#898989" style:text-outline="false" style:text-position="0% 100%" fo:font-family="'Calibri'" style:font-family-asian="'Arial'" style:font-family-complex="'Arial'" fo:font-size="12.000240325927734pt" fo:letter-spacing="normal" style:font-relief="none" style:letter-kerning="true"/>
    </style:style>
    <style:style style:name="MT29" style:family="text">
      <style:text-properties fo:color="#898989" style:text-outline="false" style:text-position="0% 100%" fo:font-family="'Calibri'" style:font-family-asian="'Arial'" style:font-family-complex="'Arial'" fo:font-size="12.000240325927734pt" fo:letter-spacing="normal" style:font-relief="none" style:letter-kerning="true"/>
    </style:style>
    <style:style style:name="gp40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30" style:family="graphic">
      <style:graphic-properties draw:auto-grow-width="false" draw:auto-grow-height="false"/>
    </style:style>
    <style:style style:name="Mpr31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32" style:family="paragraph">
      <style:paragraph-properties style:font-independent-line-spacing="true"/>
    </style:style>
    <style:style style:name="MP33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MT34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MT35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Mgr36" style:family="graphic">
      <style:graphic-properties draw:auto-grow-width="false" draw:auto-grow-height="false"/>
    </style:style>
    <style:style style:name="Mpr37" style:family="presentation">
      <style:graphic-properties draw:stroke="none" draw:textarea-vertical-align="top" fo:wrap-option="wrap" fo:padding-top="0.05in" fo:padding-bottom="0.05in" fo:padding-left="0.1in" fo:padding-right="0.1in" draw:fill="none"/>
    </style:style>
    <style:style style:name="MP38" style:family="paragraph">
      <style:paragraph-properties style:font-independent-line-spacing="true"/>
    </style:style>
    <text:list-style style:name="ML3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MP39" style:family="paragraph">
      <style:paragraph-properties fo:line-height="90%" fo:text-align="left" style:tab-stop-distance="0.99961in" fo:margin-right="0in" fo:margin-top="0.13889in" fo:margin-bottom="-0in"/>
    </style:style>
    <style:style style:name="MT4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ML41">
      <text:list-level-style-bullet text:level="2" text:bullet-char="•">
        <style:list-level-properties text:space-before="0.5in" text:min-label-width="0.25in"/>
        <style:text-properties fo:color="#000000" fo:font-family="'Arial'" fo:font-size="100%"/>
      </text:list-level-style-bullet>
    </text:list-style>
    <style:style style:name="MP41" style:family="paragraph">
      <style:paragraph-properties fo:line-height="90%" fo:text-align="left" style:tab-stop-distance="0.99961in" fo:margin-right="0in" fo:margin-top="0.06944in" fo:margin-bottom="-0in"/>
    </style:style>
    <style:style style:name="MT42" style:family="text">
      <style:text-properties fo:color="#000000" style:text-outline="false" style:text-position="0% 100%" fo:font-family="'Calibri'" style:font-family-asian="'Arial'" style:font-family-complex="'Arial'" fo:font-size="23.999759674072266pt" fo:letter-spacing="normal" style:font-relief="none" style:letter-kerning="true"/>
    </style:style>
    <text:list-style style:name="ML43">
      <text:list-level-style-bullet text:level="3" text:bullet-char="•">
        <style:list-level-properties text:space-before="1in" text:min-label-width="0.25in"/>
        <style:text-properties fo:color="#000000" fo:font-family="'Arial'" fo:font-size="100%"/>
      </text:list-level-style-bullet>
    </text:list-style>
    <style:style style:name="MP43" style:family="paragraph">
      <style:paragraph-properties fo:line-height="90%" fo:text-align="left" style:tab-stop-distance="0.99961in" fo:margin-right="0in" fo:margin-top="0.06944in" fo:margin-bottom="-0in"/>
    </style:style>
    <style:style style:name="MT44" style:family="text">
      <style:text-properties fo:color="#000000" style:text-outline="false" style:text-position="0% 100%" fo:font-family="'Calibri'" style:font-family-asian="'Arial'" style:font-family-complex="'Arial'" fo:font-size="20.000160217285156pt" fo:letter-spacing="normal" style:font-relief="none" style:letter-kerning="true"/>
    </style:style>
    <text:list-style style:name="ML45">
      <text:list-level-style-bullet text:level="4" text:bullet-char="•">
        <style:list-level-properties text:space-before="1.5in" text:min-label-width="0.25in"/>
        <style:text-properties fo:color="#000000" fo:font-family="'Arial'" fo:font-size="100%"/>
      </text:list-level-style-bullet>
    </text:list-style>
    <style:style style:name="MP45" style:family="paragraph">
      <style:paragraph-properties fo:line-height="90%" fo:text-align="left" style:tab-stop-distance="0.99961in" fo:margin-right="0in" fo:margin-top="0.06944in" fo:margin-bottom="-0in"/>
    </style:style>
    <style:style style:name="MT46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text:list-style style:name="ML47">
      <text:list-level-style-bullet text:level="5" text:bullet-char="•">
        <style:list-level-properties text:space-before="2in" text:min-label-width="0.25in"/>
        <style:text-properties fo:color="#000000" fo:font-family="'Arial'" fo:font-size="100%"/>
      </text:list-level-style-bullet>
    </text:list-style>
    <style:style style:name="MP47" style:family="paragraph">
      <style:paragraph-properties fo:line-height="90%" fo:text-align="left" style:tab-stop-distance="0.99961in" fo:margin-right="0in" fo:margin-top="0.06944in" fo:margin-bottom="-0in"/>
    </style:style>
    <style:style style:name="MT48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T49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gr50" style:family="graphic">
      <style:graphic-properties draw:auto-grow-width="false" draw:auto-grow-height="false"/>
    </style:style>
    <style:style style:name="Mpr51" style:family="presentation">
      <style:graphic-properties draw:stroke="none" draw:fill="none"/>
    </style:style>
    <style:style style:name="Mgr52" style:family="graphic">
      <style:graphic-properties draw:auto-grow-width="false" draw:auto-grow-height="false"/>
    </style:style>
    <style:style style:name="Mpr53" style:family="presentation">
      <style:graphic-properties draw:stroke="none" draw:fill="none"/>
    </style:style>
    <style:style style:name="Mgr54" style:family="graphic">
      <style:graphic-properties draw:auto-grow-width="false" draw:auto-grow-height="false"/>
    </style:style>
    <style:style style:name="Mpr55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56" style:family="paragraph">
      <style:paragraph-properties style:font-independent-line-spacing="true"/>
    </style:style>
    <style:style style:name="MP57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58" style:family="text">
      <style:text-properties fo:color="#898989" style:text-outline="false" style:text-position="0% 100%" fo:font-family="'Calibri'" style:font-family-asian="'Arial'" style:font-family-complex="'Arial'" fo:font-size="12.000240325927734pt" fo:letter-spacing="normal" style:font-relief="none" style:letter-kerning="true"/>
    </style:style>
    <style:style style:name="MT59" style:family="text">
      <style:text-properties fo:color="#898989" style:text-outline="false" style:text-position="0% 100%" fo:font-family="'Calibri'" style:font-family-asian="'Arial'" style:font-family-complex="'Arial'" fo:font-size="12.000240325927734pt" fo:letter-spacing="normal" style:font-relief="none" style:letter-kerning="true"/>
    </style:style>
  </office:automatic-styles>
  <office:master-styles>
    <style:master-page style:name="Master1-Slide" style:page-layout-name="pageLayout1" draw:style-name="gp4">
      <style:header/>
      <style:footer/>
      <draw:frame draw:style-name="Mgr0" presentation:style-name="Mpr1" draw:text-style-name="MP2" svg:x="2.329cm" svg:y="1.015cm" svg:width="29.22cm" svg:height="3.683cm" presentation:class="title">
        <draw:text-box>
          <text:p text:style-name="MP3"><text:span text:style-name="MT4">Click to edit Master title style</text:span><text:span text:style-name="MT5"/></text:p>
        </draw:text-box>
      </draw:frame>
      <draw:frame draw:style-name="Mgr6" presentation:style-name="Mpr7" draw:text-style-name="MP8" svg:x="2.329cm" svg:y="5.073cm" svg:width="29.22cm" svg:height="12.091cm" presentation:class="outline">
        <draw:text-box>
          <text:list text:style-name="ML9">
            <text:list-item>
              <text:p text:style-name="MP9"><text:span text:style-name="MT10">Click to edit Master text styles</text:span></text:p>
              <text:list text:style-name="ML11">
                <text:list-item>
                  <text:p text:style-name="MP11"><text:span text:style-name="MT12">Second level</text:span></text:p>
                  <text:list text:style-name="ML13">
                    <text:list-item>
                      <text:p text:style-name="MP13"><text:span text:style-name="MT14">Third level</text:span></text:p>
                      <text:list text:style-name="ML15">
                        <text:list-item>
                          <text:p text:style-name="MP15"><text:span text:style-name="MT16">Fourth level</text:span></text:p>
                          <text:list text:style-name="ML17">
                            <text:list-item>
                              <text:p text:style-name="MP17"><text:span text:style-name="MT18">Fifth level</text:span><text:span text:style-name="MT19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20" presentation:style-name="Mpr21" svg:x="2.329cm" svg:y="17.662cm" svg:width="7.623cm" svg:height="1.015cm" presentation:class="date-time">
        <draw:text-box/>
      </draw:frame>
      <draw:frame draw:style-name="Mgr22" presentation:style-name="Mpr23" svg:x="11.222cm" svg:y="17.662cm" svg:width="11.434cm" svg:height="1.015cm" presentation:class="footer">
        <draw:text-box/>
      </draw:frame>
      <draw:frame draw:style-name="Mgr24" presentation:style-name="Mpr25" draw:text-style-name="MP26" svg:x="23.926cm" svg:y="17.662cm" svg:width="7.623cm" svg:height="1.015cm" presentation:class="page-number">
        <draw:text-box>
          <text:p text:style-name="MP27"><text:span text:style-name="MT28">‹#›</text:span><text:span text:style-name="MT29"/></text:p>
        </draw:text-box>
      </draw:frame>
    </style:master-page>
    <style:master-page style:name="Master1-Layout2-obj-Layout2-obj-Title-and-Content" style:page-layout-name="pageLayout1" draw:style-name="gp40">
      <style:header/>
      <style:footer/>
      <draw:frame draw:style-name="Mgr30" presentation:style-name="Mpr31" draw:text-style-name="MP32" svg:x="2.329cm" svg:y="1.015cm" svg:width="29.22cm" svg:height="3.683cm" presentation:class="title">
        <draw:text-box>
          <text:p text:style-name="MP33"><text:span text:style-name="MT34">Click to edit Master title style</text:span><text:span text:style-name="MT35"/></text:p>
        </draw:text-box>
      </draw:frame>
      <draw:frame draw:style-name="Mgr36" presentation:style-name="Mpr37" draw:text-style-name="MP38" svg:x="2.329cm" svg:y="5.073cm" svg:width="29.22cm" svg:height="12.091cm" presentation:class="outline">
        <draw:text-box>
          <text:list text:style-name="ML39">
            <text:list-item>
              <text:p text:style-name="MP39"><text:span text:style-name="MT40">Click to edit Master text styles</text:span></text:p>
              <text:list text:style-name="ML41">
                <text:list-item>
                  <text:p text:style-name="MP41"><text:span text:style-name="MT42">Second level</text:span></text:p>
                  <text:list text:style-name="ML43">
                    <text:list-item>
                      <text:p text:style-name="MP43"><text:span text:style-name="MT44">Third level</text:span></text:p>
                      <text:list text:style-name="ML45">
                        <text:list-item>
                          <text:p text:style-name="MP45"><text:span text:style-name="MT46">Fourth level</text:span></text:p>
                          <text:list text:style-name="ML47">
                            <text:list-item>
                              <text:p text:style-name="MP47"><text:span text:style-name="MT48">Fifth level</text:span><text:span text:style-name="MT49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0" presentation:style-name="Mpr51" svg:x="2.329cm" svg:y="17.662cm" svg:width="7.623cm" svg:height="1.015cm" presentation:class="date-time">
        <draw:text-box/>
      </draw:frame>
      <draw:frame draw:style-name="Mgr52" presentation:style-name="Mpr53" svg:x="11.222cm" svg:y="17.662cm" svg:width="11.434cm" svg:height="1.015cm" presentation:class="footer">
        <draw:text-box/>
      </draw:frame>
      <draw:frame draw:style-name="Mgr54" presentation:style-name="Mpr55" draw:text-style-name="MP56" svg:x="23.926cm" svg:y="17.662cm" svg:width="7.623cm" svg:height="1.015cm" presentation:class="page-number">
        <draw:text-box>
          <text:p text:style-name="MP57"><text:span text:style-name="MT58">‹#›</text:span><text:span text:style-name="MT59"/></text:p>
        </draw:text-box>
      </draw:frame>
    </style:master-page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NOTE: There is no way to use images inside a foreach tag in PowerPoint.</dc:title>
    <meta:initial-creator>Иван</meta:initial-creator>
    <dc:creator>Muhammad Atir</dc:creator>
    <meta:creation-date>2015-10-26T13:40:52.0000000Z</meta:creation-date>
    <dc:date>2016-07-12T13:00:44.0000000Z</dc:date>
    <meta:print-date>2025-12-11T22:28:00.0914227+02:00</meta:print-date>
    <meta:editing-cycles>4</meta:editing-cycles>
    <meta:editing-duration>PT0H0M14S</meta:editing-duration>
  </office:meta>
</office:document-meta>
</file>